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7" style:family="table-cell" style:parent-style-name="Default" style:data-style-name="N0"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Default" style:data-style-name="N3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Default" style:data-style-name="N4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9.2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98.4pt" style:use-optimal-row-height="false" fo:break-before="auto"/>
    </style:style>
    <style:style style:name="ro5" style:family="table-row">
      <style:table-row-properties style:row-height="28.05pt" style:use-optimal-row-height="false" fo:break-before="auto"/>
    </style:style>
    <style:style style:name="ro6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9_信用卡重要資訊揭露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8">
            <table:cell-range-source table:name="HTML_1" table:last-column-spanned="14" table:last-row-spanned="23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3">
          <table:table-cell table:number-columns-repeated="14" table:style-name="ce3"/>
          <table:table-cell table:number-columns-repeated="16370"/>
        </table:table-row>
        <table:table-row table:style-name="ro3">
          <table:table-cell office:value-type="string" table:style-name="ce4">
            <text:p>單位：千元，卡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number-columns-repeated="2" table:style-name="ce1"/>
          <table:table-cell table:number-columns-repeated="3" table:style-name="ce8"/>
          <table:table-cell office:value-type="string" table:style-name="ce4">
            <text:p>資料月份：111 年9 月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4">
          <table:table-cell office:value-type="string" table:style-name="ce10">
            <text:p>金融機構名稱　</text:p>
          </table:table-cell>
          <table:table-cell office:value-type="string" table:style-name="ce11">
            <text:p>流通卡數　　　</text:p>
          </table:table-cell>
          <table:table-cell office:value-type="string" table:style-name="ce11">
            <text:p>有效卡數　　　</text:p>
          </table:table-cell>
          <table:table-cell office:value-type="string" table:style-name="ce11">
            <text:p>當月發卡數　　　</text:p>
          </table:table-cell>
          <table:table-cell office:value-type="string" table:style-name="ce11">
            <text:p>當月停卡數　　　</text:p>
          </table:table-cell>
          <table:table-cell office:value-type="string" table:style-name="ce11">
            <text:p>循環信用餘額　　</text:p>
          </table:table-cell>
          <table:table-cell office:value-type="string" table:style-name="ce11">
            <text:p>未到期分期付款餘額　</text:p>
          </table:table-cell>
          <table:table-cell office:value-type="string" table:style-name="ce11">
            <text:p>當月簽帳金額　　</text:p>
          </table:table-cell>
          <table:table-cell office:value-type="string" table:style-name="ce11">
            <text:p>當月預借現金金額　　</text:p>
          </table:table-cell>
          <table:table-cell office:value-type="string" table:style-name="ce12">
            <text:p>逾期三個月以上帳款占應收帳款餘額(含催收款)之比率(%)</text:p>
          </table:table-cell>
          <table:table-cell office:value-type="string" table:style-name="ce11">
            <text:p>逾期六個月以上帳款占應收帳款餘額(含催收款)之比率(%)</text:p>
          </table:table-cell>
          <table:table-cell office:value-type="string" table:style-name="ce11">
            <text:p>備抵呆帳提足率(%)<text:s/></text:p>
          </table:table-cell>
          <table:table-cell office:value-type="string" table:style-name="ce11">
            <text:p>當月轉銷呆帳金額　<text:s/></text:p>
          </table:table-cell>
          <table:table-cell office:value-type="string" table:style-name="ce11">
            <text:p>當年度轉銷呆帳金額累計至資料月份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臺灣銀行</text:p>
          </table:table-cell>
          <table:table-cell office:value-type="float" office:value="240036" table:style-name="ce15">
            <text:p>240,036</text:p>
          </table:table-cell>
          <table:table-cell office:value-type="float" office:value="117576" table:style-name="ce15">
            <text:p>117,576</text:p>
          </table:table-cell>
          <table:table-cell office:value-type="float" office:value="2129" table:style-name="ce15">
            <text:p>2,129</text:p>
          </table:table-cell>
          <table:table-cell office:value-type="float" office:value="1013" table:style-name="ce15">
            <text:p>1,013</text:p>
          </table:table-cell>
          <table:table-cell office:value-type="float" office:value="165213" table:style-name="ce15">
            <text:p>165,213</text:p>
          </table:table-cell>
          <table:table-cell office:value-type="float" office:value="125012" table:style-name="ce15">
            <text:p>125,012</text:p>
          </table:table-cell>
          <table:table-cell office:value-type="float" office:value="727984" table:style-name="ce15">
            <text:p>727,984</text:p>
          </table:table-cell>
          <table:table-cell office:value-type="float" office:value="441" table:style-name="ce15">
            <text:p>441</text:p>
          </table:table-cell>
          <table:table-cell office:value-type="float" office:value="0.06" table:style-name="ce16">
            <text:p>0.06</text:p>
          </table:table-cell>
          <table:table-cell office:value-type="float" office:value="0.02" table:style-name="ce16">
            <text:p>0.02</text:p>
          </table:table-cell>
          <table:table-cell office:value-type="float" office:value="1292.18" table:style-name="ce16">
            <text:p>1,292.18</text:p>
          </table:table-cell>
          <table:table-cell office:value-type="float" office:value="444" table:style-name="ce15">
            <text:p>444</text:p>
          </table:table-cell>
          <table:table-cell office:value-type="float" office:value="3882" table:style-name="ce15">
            <text:p>3,88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臺灣土地銀行</text:p>
          </table:table-cell>
          <table:table-cell office:value-type="float" office:value="360924" table:style-name="ce15">
            <text:p>360,924</text:p>
          </table:table-cell>
          <table:table-cell office:value-type="float" office:value="149711" table:style-name="ce15">
            <text:p>149,711</text:p>
          </table:table-cell>
          <table:table-cell office:value-type="float" office:value="1756" table:style-name="ce15">
            <text:p>1,756</text:p>
          </table:table-cell>
          <table:table-cell office:value-type="float" office:value="3819" table:style-name="ce15">
            <text:p>3,819</text:p>
          </table:table-cell>
          <table:table-cell office:value-type="float" office:value="349571" table:style-name="ce15">
            <text:p>349,571</text:p>
          </table:table-cell>
          <table:table-cell office:value-type="float" office:value="92484" table:style-name="ce15">
            <text:p>92,484</text:p>
          </table:table-cell>
          <table:table-cell office:value-type="float" office:value="767374" table:style-name="ce15">
            <text:p>767,374</text:p>
          </table:table-cell>
          <table:table-cell office:value-type="float" office:value="486" table:style-name="ce15">
            <text:p>486</text:p>
          </table:table-cell>
          <table:table-cell office:value-type="float" office:value="0.13" table:style-name="ce16">
            <text:p>0.13</text:p>
          </table:table-cell>
          <table:table-cell office:value-type="float" office:value="0.12" table:style-name="ce16">
            <text:p>0.12</text:p>
          </table:table-cell>
          <table:table-cell office:value-type="float" office:value="1321.96" table:style-name="ce16">
            <text:p>1,321.96</text:p>
          </table:table-cell>
          <table:table-cell office:value-type="float" office:value="2585" table:style-name="ce15">
            <text:p>2,585</text:p>
          </table:table-cell>
          <table:table-cell office:value-type="float" office:value="17671" table:style-name="ce15">
            <text:p>17,67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合作金庫商業銀行</text:p>
          </table:table-cell>
          <table:table-cell office:value-type="float" office:value="655559" table:style-name="ce15">
            <text:p>655,559</text:p>
          </table:table-cell>
          <table:table-cell office:value-type="float" office:value="385081" table:style-name="ce15">
            <text:p>385,081</text:p>
          </table:table-cell>
          <table:table-cell office:value-type="float" office:value="8027" table:style-name="ce15">
            <text:p>8,027</text:p>
          </table:table-cell>
          <table:table-cell office:value-type="float" office:value="4402" table:style-name="ce15">
            <text:p>4,402</text:p>
          </table:table-cell>
          <table:table-cell office:value-type="float" office:value="798303" table:style-name="ce15">
            <text:p>798,303</text:p>
          </table:table-cell>
          <table:table-cell office:value-type="float" office:value="1113599" table:style-name="ce15">
            <text:p>1,113,599</text:p>
          </table:table-cell>
          <table:table-cell office:value-type="float" office:value="3262056" table:style-name="ce15">
            <text:p>3,262,056</text:p>
          </table:table-cell>
          <table:table-cell office:value-type="float" office:value="1441" table:style-name="ce15">
            <text:p>1,441</text:p>
          </table:table-cell>
          <table:table-cell office:value-type="float" office:value="0.22" table:style-name="ce16">
            <text:p>0.22</text:p>
          </table:table-cell>
          <table:table-cell office:value-type="float" office:value="0.19" table:style-name="ce16">
            <text:p>0.19</text:p>
          </table:table-cell>
          <table:table-cell office:value-type="float" office:value="377.25" table:style-name="ce16">
            <text:p>377.25</text:p>
          </table:table-cell>
          <table:table-cell office:value-type="float" office:value="3477" table:style-name="ce15">
            <text:p>3,477</text:p>
          </table:table-cell>
          <table:table-cell office:value-type="float" office:value="43191" table:style-name="ce15">
            <text:p>43,19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第一商業銀行</text:p>
          </table:table-cell>
          <table:table-cell office:value-type="float" office:value="1488643" table:style-name="ce15">
            <text:p>1,488,643</text:p>
          </table:table-cell>
          <table:table-cell office:value-type="float" office:value="897114" table:style-name="ce15">
            <text:p>897,114</text:p>
          </table:table-cell>
          <table:table-cell office:value-type="float" office:value="15164" table:style-name="ce15">
            <text:p>15,164</text:p>
          </table:table-cell>
          <table:table-cell office:value-type="float" office:value="13352" table:style-name="ce15">
            <text:p>13,352</text:p>
          </table:table-cell>
          <table:table-cell office:value-type="float" office:value="1541418" table:style-name="ce15">
            <text:p>1,541,418</text:p>
          </table:table-cell>
          <table:table-cell office:value-type="float" office:value="2311563" table:style-name="ce15">
            <text:p>2,311,563</text:p>
          </table:table-cell>
          <table:table-cell office:value-type="float" office:value="5355952" table:style-name="ce15">
            <text:p>5,355,952</text:p>
          </table:table-cell>
          <table:table-cell office:value-type="float" office:value="9084" table:style-name="ce15">
            <text:p>9,084</text:p>
          </table:table-cell>
          <table:table-cell office:value-type="float" office:value="0.09" table:style-name="ce16">
            <text:p>0.09</text:p>
          </table:table-cell>
          <table:table-cell office:value-type="float" office:value="0" table:style-name="ce16">
            <text:p>0.00</text:p>
          </table:table-cell>
          <table:table-cell office:value-type="float" office:value="1107.4000000000001" table:style-name="ce16">
            <text:p>1,107.40</text:p>
          </table:table-cell>
          <table:table-cell office:value-type="float" office:value="6040" table:style-name="ce15">
            <text:p>6,040</text:p>
          </table:table-cell>
          <table:table-cell office:value-type="float" office:value="50725" table:style-name="ce15">
            <text:p>50,72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華南商業銀行</text:p>
          </table:table-cell>
          <table:table-cell office:value-type="float" office:value="1052970" table:style-name="ce15">
            <text:p>1,052,970</text:p>
          </table:table-cell>
          <table:table-cell office:value-type="float" office:value="800554" table:style-name="ce15">
            <text:p>800,554</text:p>
          </table:table-cell>
          <table:table-cell office:value-type="float" office:value="11126" table:style-name="ce15">
            <text:p>11,126</text:p>
          </table:table-cell>
          <table:table-cell office:value-type="float" office:value="7231" table:style-name="ce15">
            <text:p>7,231</text:p>
          </table:table-cell>
          <table:table-cell office:value-type="float" office:value="997832" table:style-name="ce15">
            <text:p>997,832</text:p>
          </table:table-cell>
          <table:table-cell office:value-type="float" office:value="4392758" table:style-name="ce15">
            <text:p>4,392,758</text:p>
          </table:table-cell>
          <table:table-cell office:value-type="float" office:value="4266779" table:style-name="ce15">
            <text:p>4,266,779</text:p>
          </table:table-cell>
          <table:table-cell office:value-type="float" office:value="1124" table:style-name="ce15">
            <text:p>1,124</text:p>
          </table:table-cell>
          <table:table-cell office:value-type="float" office:value="0.04" table:style-name="ce16">
            <text:p>0.04</text:p>
          </table:table-cell>
          <table:table-cell office:value-type="float" office:value="0" table:style-name="ce16">
            <text:p>0.00</text:p>
          </table:table-cell>
          <table:table-cell office:value-type="float" office:value="649.16" table:style-name="ce16">
            <text:p>649.16</text:p>
          </table:table-cell>
          <table:table-cell office:value-type="float" office:value="14211" table:style-name="ce15">
            <text:p>14,211</text:p>
          </table:table-cell>
          <table:table-cell office:value-type="float" office:value="34536" table:style-name="ce15">
            <text:p>34,536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彰化商業銀行</text:p>
          </table:table-cell>
          <table:table-cell office:value-type="float" office:value="575902" table:style-name="ce15">
            <text:p>575,902</text:p>
          </table:table-cell>
          <table:table-cell office:value-type="float" office:value="273440" table:style-name="ce15">
            <text:p>273,440</text:p>
          </table:table-cell>
          <table:table-cell office:value-type="float" office:value="5775" table:style-name="ce15">
            <text:p>5,775</text:p>
          </table:table-cell>
          <table:table-cell office:value-type="float" office:value="3382" table:style-name="ce15">
            <text:p>3,382</text:p>
          </table:table-cell>
          <table:table-cell office:value-type="float" office:value="324171" table:style-name="ce15">
            <text:p>324,171</text:p>
          </table:table-cell>
          <table:table-cell office:value-type="float" office:value="775782" table:style-name="ce15">
            <text:p>775,782</text:p>
          </table:table-cell>
          <table:table-cell office:value-type="float" office:value="1713552" table:style-name="ce15">
            <text:p>1,713,552</text:p>
          </table:table-cell>
          <table:table-cell office:value-type="float" office:value="967" table:style-name="ce15">
            <text:p>967</text:p>
          </table:table-cell>
          <table:table-cell office:value-type="float" office:value="0.15" table:style-name="ce16">
            <text:p>0.15</text:p>
          </table:table-cell>
          <table:table-cell office:value-type="float" office:value="0" table:style-name="ce16">
            <text:p>0.00</text:p>
          </table:table-cell>
          <table:table-cell office:value-type="float" office:value="655.7" table:style-name="ce16">
            <text:p>655.70</text:p>
          </table:table-cell>
          <table:table-cell office:value-type="float" office:value="3423" table:style-name="ce15">
            <text:p>3,423</text:p>
          </table:table-cell>
          <table:table-cell office:value-type="float" office:value="13739" table:style-name="ce15">
            <text:p>13,73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上海商業儲蓄銀行</text:p>
          </table:table-cell>
          <table:table-cell office:value-type="float" office:value="453873" table:style-name="ce15">
            <text:p>453,873</text:p>
          </table:table-cell>
          <table:table-cell office:value-type="float" office:value="187402" table:style-name="ce15">
            <text:p>187,402</text:p>
          </table:table-cell>
          <table:table-cell office:value-type="float" office:value="3152" table:style-name="ce15">
            <text:p>3,152</text:p>
          </table:table-cell>
          <table:table-cell office:value-type="float" office:value="4058" table:style-name="ce15">
            <text:p>4,058</text:p>
          </table:table-cell>
          <table:table-cell office:value-type="float" office:value="576100" table:style-name="ce15">
            <text:p>576,100</text:p>
          </table:table-cell>
          <table:table-cell office:value-type="float" office:value="1256044" table:style-name="ce15">
            <text:p>1,256,044</text:p>
          </table:table-cell>
          <table:table-cell office:value-type="float" office:value="1453796" table:style-name="ce15">
            <text:p>1,453,796</text:p>
          </table:table-cell>
          <table:table-cell office:value-type="float" office:value="5002" table:style-name="ce15">
            <text:p>5,002</text:p>
          </table:table-cell>
          <table:table-cell office:value-type="float" office:value="0.15" table:style-name="ce16">
            <text:p>0.15</text:p>
          </table:table-cell>
          <table:table-cell office:value-type="float" office:value="0.1" table:style-name="ce16">
            <text:p>0.10</text:p>
          </table:table-cell>
          <table:table-cell office:value-type="float" office:value="1775.39" table:style-name="ce16">
            <text:p>1,775.39</text:p>
          </table:table-cell>
          <table:table-cell office:value-type="float" office:value="1873" table:style-name="ce15">
            <text:p>1,873</text:p>
          </table:table-cell>
          <table:table-cell office:value-type="float" office:value="22280" table:style-name="ce15">
            <text:p>22,28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台北富邦商業銀行</text:p>
          </table:table-cell>
          <table:table-cell office:value-type="float" office:value="4635827" table:style-name="ce15">
            <text:p>4,635,827</text:p>
          </table:table-cell>
          <table:table-cell office:value-type="float" office:value="3143201" table:style-name="ce15">
            <text:p>3,143,201</text:p>
          </table:table-cell>
          <table:table-cell office:value-type="float" office:value="47549" table:style-name="ce15">
            <text:p>47,549</text:p>
          </table:table-cell>
          <table:table-cell office:value-type="float" office:value="13677" table:style-name="ce15">
            <text:p>13,677</text:p>
          </table:table-cell>
          <table:table-cell office:value-type="float" office:value="6184250" table:style-name="ce15">
            <text:p>6,184,250</text:p>
          </table:table-cell>
          <table:table-cell office:value-type="float" office:value="26550971" table:style-name="ce15">
            <text:p>26,550,971</text:p>
          </table:table-cell>
          <table:table-cell office:value-type="float" office:value="27977625" table:style-name="ce15">
            <text:p>27,977,625</text:p>
          </table:table-cell>
          <table:table-cell office:value-type="float" office:value="82670" table:style-name="ce15">
            <text:p>82,670</text:p>
          </table:table-cell>
          <table:table-cell office:value-type="float" office:value="0.08" table:style-name="ce16">
            <text:p>0.08</text:p>
          </table:table-cell>
          <table:table-cell office:value-type="float" office:value="0" table:style-name="ce16">
            <text:p>0.00</text:p>
          </table:table-cell>
          <table:table-cell office:value-type="float" office:value="1472.28" table:style-name="ce16">
            <text:p>1,472.28</text:p>
          </table:table-cell>
          <table:table-cell office:value-type="float" office:value="22529" table:style-name="ce15">
            <text:p>22,529</text:p>
          </table:table-cell>
          <table:table-cell office:value-type="float" office:value="169926" table:style-name="ce15">
            <text:p>169,926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國泰世華商業銀行</text:p>
          </table:table-cell>
          <table:table-cell office:value-type="float" office:value="7892953" table:style-name="ce15">
            <text:p>7,892,953</text:p>
          </table:table-cell>
          <table:table-cell office:value-type="float" office:value="5570965" table:style-name="ce15">
            <text:p>5,570,965</text:p>
          </table:table-cell>
          <table:table-cell office:value-type="float" office:value="68893" table:style-name="ce15">
            <text:p>68,893</text:p>
          </table:table-cell>
          <table:table-cell office:value-type="float" office:value="31790" table:style-name="ce15">
            <text:p>31,790</text:p>
          </table:table-cell>
          <table:table-cell office:value-type="float" office:value="18145725" table:style-name="ce15">
            <text:p>18,145,725</text:p>
          </table:table-cell>
          <table:table-cell office:value-type="float" office:value="25773998" table:style-name="ce15">
            <text:p>25,773,998</text:p>
          </table:table-cell>
          <table:table-cell office:value-type="float" office:value="48018047" table:style-name="ce15">
            <text:p>48,018,047</text:p>
          </table:table-cell>
          <table:table-cell office:value-type="float" office:value="205144" table:style-name="ce15">
            <text:p>205,144</text:p>
          </table:table-cell>
          <table:table-cell office:value-type="float" office:value="0.11" table:style-name="ce16">
            <text:p>0.11</text:p>
          </table:table-cell>
          <table:table-cell office:value-type="float" office:value="0" table:style-name="ce16">
            <text:p>0.00</text:p>
          </table:table-cell>
          <table:table-cell office:value-type="float" office:value="1521.44" table:style-name="ce16">
            <text:p>1,521.44</text:p>
          </table:table-cell>
          <table:table-cell office:value-type="float" office:value="34218" table:style-name="ce15">
            <text:p>34,218</text:p>
          </table:table-cell>
          <table:table-cell office:value-type="float" office:value="276203" table:style-name="ce15">
            <text:p>276,20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高雄銀行</text:p>
          </table:table-cell>
          <table:table-cell office:value-type="float" office:value="15385" table:style-name="ce15">
            <text:p>15,385</text:p>
          </table:table-cell>
          <table:table-cell office:value-type="float" office:value="4813" table:style-name="ce15">
            <text:p>4,813</text:p>
          </table:table-cell>
          <table:table-cell office:value-type="float" office:value="25" table:style-name="ce15">
            <text:p>25</text:p>
          </table:table-cell>
          <table:table-cell office:value-type="float" office:value="70" table:style-name="ce15">
            <text:p>70</text:p>
          </table:table-cell>
          <table:table-cell office:value-type="float" office:value="13902" table:style-name="ce15">
            <text:p>13,902</text:p>
          </table:table-cell>
          <table:table-cell office:value-type="float" office:value="633" table:style-name="ce15">
            <text:p>633</text:p>
          </table:table-cell>
          <table:table-cell office:value-type="float" office:value="209464" table:style-name="ce15">
            <text:p>209,464</text:p>
          </table:table-cell>
          <table:table-cell office:value-type="float" office:value="78" table:style-name="ce15">
            <text:p>78</text:p>
          </table:table-cell>
          <table:table-cell office:value-type="float" office:value="0.68" table:style-name="ce16">
            <text:p>0.68</text:p>
          </table:table-cell>
          <table:table-cell office:value-type="float" office:value="0.64" table:style-name="ce16">
            <text:p>0.64</text:p>
          </table:table-cell>
          <table:table-cell office:value-type="float" office:value="173.89" table:style-name="ce16">
            <text:p>173.89</text:p>
          </table:table-cell>
          <table:table-cell office:value-type="float" office:value="217" table:style-name="ce15">
            <text:p>217</text:p>
          </table:table-cell>
          <table:table-cell office:value-type="float" office:value="351" table:style-name="ce15">
            <text:p>35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兆豐國際商業銀行</text:p>
          </table:table-cell>
          <table:table-cell office:value-type="float" office:value="1092004" table:style-name="ce15">
            <text:p>1,092,004</text:p>
          </table:table-cell>
          <table:table-cell office:value-type="float" office:value="636437" table:style-name="ce15">
            <text:p>636,437</text:p>
          </table:table-cell>
          <table:table-cell office:value-type="float" office:value="9518" table:style-name="ce15">
            <text:p>9,518</text:p>
          </table:table-cell>
          <table:table-cell office:value-type="float" office:value="5156" table:style-name="ce15">
            <text:p>5,156</text:p>
          </table:table-cell>
          <table:table-cell office:value-type="float" office:value="1798780" table:style-name="ce15">
            <text:p>1,798,780</text:p>
          </table:table-cell>
          <table:table-cell office:value-type="float" office:value="3969103" table:style-name="ce15">
            <text:p>3,969,103</text:p>
          </table:table-cell>
          <table:table-cell office:value-type="float" office:value="3896125" table:style-name="ce15">
            <text:p>3,896,125</text:p>
          </table:table-cell>
          <table:table-cell office:value-type="float" office:value="10715" table:style-name="ce15">
            <text:p>10,715</text:p>
          </table:table-cell>
          <table:table-cell office:value-type="float" office:value="0.2" table:style-name="ce16">
            <text:p>0.20</text:p>
          </table:table-cell>
          <table:table-cell office:value-type="float" office:value="0.01" table:style-name="ce16">
            <text:p>0.01</text:p>
          </table:table-cell>
          <table:table-cell office:value-type="float" office:value="698.66" table:style-name="ce16">
            <text:p>698.66</text:p>
          </table:table-cell>
          <table:table-cell office:value-type="float" office:value="7501" table:style-name="ce15">
            <text:p>7,501</text:p>
          </table:table-cell>
          <table:table-cell office:value-type="float" office:value="65012" table:style-name="ce15">
            <text:p>65,01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花旗(台灣)商業銀行</text:p>
          </table:table-cell>
          <table:table-cell office:value-type="float" office:value="2792518" table:style-name="ce15">
            <text:p>2,792,518</text:p>
          </table:table-cell>
          <table:table-cell office:value-type="float" office:value="2074423" table:style-name="ce15">
            <text:p>2,074,423</text:p>
          </table:table-cell>
          <table:table-cell office:value-type="float" office:value="19141" table:style-name="ce15">
            <text:p>19,141</text:p>
          </table:table-cell>
          <table:table-cell office:value-type="float" office:value="24131" table:style-name="ce15">
            <text:p>24,131</text:p>
          </table:table-cell>
          <table:table-cell office:value-type="float" office:value="10320662" table:style-name="ce15">
            <text:p>10,320,662</text:p>
          </table:table-cell>
          <table:table-cell office:value-type="float" office:value="10154122" table:style-name="ce15">
            <text:p>10,154,122</text:p>
          </table:table-cell>
          <table:table-cell office:value-type="float" office:value="19072454" table:style-name="ce15">
            <text:p>19,072,454</text:p>
          </table:table-cell>
          <table:table-cell office:value-type="float" office:value="133741" table:style-name="ce15">
            <text:p>133,741</text:p>
          </table:table-cell>
          <table:table-cell office:value-type="float" office:value="0.38" table:style-name="ce16">
            <text:p>0.38</text:p>
          </table:table-cell>
          <table:table-cell office:value-type="float" office:value="0.09" table:style-name="ce16">
            <text:p>0.09</text:p>
          </table:table-cell>
          <table:table-cell office:value-type="float" office:value="579.86" table:style-name="ce16">
            <text:p>579.86</text:p>
          </table:table-cell>
          <table:table-cell office:value-type="float" office:value="30664" table:style-name="ce15">
            <text:p>30,664</text:p>
          </table:table-cell>
          <table:table-cell office:value-type="float" office:value="295635" table:style-name="ce15">
            <text:p>295,63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臺灣中小企業銀行</text:p>
          </table:table-cell>
          <table:table-cell office:value-type="float" office:value="190020" table:style-name="ce15">
            <text:p>190,020</text:p>
          </table:table-cell>
          <table:table-cell office:value-type="float" office:value="97189" table:style-name="ce15">
            <text:p>97,189</text:p>
          </table:table-cell>
          <table:table-cell office:value-type="float" office:value="290" table:style-name="ce15">
            <text:p>290</text:p>
          </table:table-cell>
          <table:table-cell office:value-type="float" office:value="1034" table:style-name="ce15">
            <text:p>1,034</text:p>
          </table:table-cell>
          <table:table-cell office:value-type="float" office:value="281967" table:style-name="ce15">
            <text:p>281,967</text:p>
          </table:table-cell>
          <table:table-cell office:value-type="float" office:value="141784" table:style-name="ce15">
            <text:p>141,784</text:p>
          </table:table-cell>
          <table:table-cell office:value-type="float" office:value="803401" table:style-name="ce15">
            <text:p>803,401</text:p>
          </table:table-cell>
          <table:table-cell office:value-type="float" office:value="1461" table:style-name="ce15">
            <text:p>1,461</text:p>
          </table:table-cell>
          <table:table-cell office:value-type="float" office:value="0.12" table:style-name="ce16">
            <text:p>0.12</text:p>
          </table:table-cell>
          <table:table-cell office:value-type="float" office:value="0.01" table:style-name="ce16">
            <text:p>0.01</text:p>
          </table:table-cell>
          <table:table-cell office:value-type="float" office:value="283.43" table:style-name="ce16">
            <text:p>283.43</text:p>
          </table:table-cell>
          <table:table-cell office:value-type="float" office:value="0" table:style-name="ce15">
            <text:p>0</text:p>
          </table:table-cell>
          <table:table-cell office:value-type="float" office:value="8155" table:style-name="ce15">
            <text:p>8,15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渣打國際商業銀行</text:p>
          </table:table-cell>
          <table:table-cell office:value-type="float" office:value="340255" table:style-name="ce15">
            <text:p>340,255</text:p>
          </table:table-cell>
          <table:table-cell office:value-type="float" office:value="214739" table:style-name="ce15">
            <text:p>214,739</text:p>
          </table:table-cell>
          <table:table-cell office:value-type="float" office:value="771" table:style-name="ce15">
            <text:p>771</text:p>
          </table:table-cell>
          <table:table-cell office:value-type="float" office:value="5498" table:style-name="ce15">
            <text:p>5,498</text:p>
          </table:table-cell>
          <table:table-cell office:value-type="float" office:value="964738" table:style-name="ce15">
            <text:p>964,738</text:p>
          </table:table-cell>
          <table:table-cell office:value-type="float" office:value="445107" table:style-name="ce15">
            <text:p>445,107</text:p>
          </table:table-cell>
          <table:table-cell office:value-type="float" office:value="1808371" table:style-name="ce15">
            <text:p>1,808,371</text:p>
          </table:table-cell>
          <table:table-cell office:value-type="float" office:value="4500" table:style-name="ce15">
            <text:p>4,500</text:p>
          </table:table-cell>
          <table:table-cell office:value-type="float" office:value="0.19" table:style-name="ce16">
            <text:p>0.19</text:p>
          </table:table-cell>
          <table:table-cell office:value-type="float" office:value="0" table:style-name="ce16">
            <text:p>0.00</text:p>
          </table:table-cell>
          <table:table-cell office:value-type="float" office:value="891.41" table:style-name="ce16">
            <text:p>891.41</text:p>
          </table:table-cell>
          <table:table-cell office:value-type="float" office:value="4461" table:style-name="ce15">
            <text:p>4,461</text:p>
          </table:table-cell>
          <table:table-cell office:value-type="float" office:value="33129" table:style-name="ce15">
            <text:p>33,12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台中商業銀行</text:p>
          </table:table-cell>
          <table:table-cell office:value-type="float" office:value="166910" table:style-name="ce15">
            <text:p>166,910</text:p>
          </table:table-cell>
          <table:table-cell office:value-type="float" office:value="78397" table:style-name="ce15">
            <text:p>78,397</text:p>
          </table:table-cell>
          <table:table-cell office:value-type="float" office:value="1354" table:style-name="ce15">
            <text:p>1,354</text:p>
          </table:table-cell>
          <table:table-cell office:value-type="float" office:value="906" table:style-name="ce15">
            <text:p>906</text:p>
          </table:table-cell>
          <table:table-cell office:value-type="float" office:value="203387" table:style-name="ce15">
            <text:p>203,387</text:p>
          </table:table-cell>
          <table:table-cell office:value-type="float" office:value="50722" table:style-name="ce15">
            <text:p>50,722</text:p>
          </table:table-cell>
          <table:table-cell office:value-type="float" office:value="576972" table:style-name="ce15">
            <text:p>576,972</text:p>
          </table:table-cell>
          <table:table-cell office:value-type="float" office:value="246" table:style-name="ce15">
            <text:p>246</text:p>
          </table:table-cell>
          <table:table-cell office:value-type="float" office:value="0.2" table:style-name="ce16">
            <text:p>0.20</text:p>
          </table:table-cell>
          <table:table-cell office:value-type="float" office:value="0.01" table:style-name="ce16">
            <text:p>0.01</text:p>
          </table:table-cell>
          <table:table-cell office:value-type="float" office:value="2049.12" table:style-name="ce16">
            <text:p>2,049.12</text:p>
          </table:table-cell>
          <table:table-cell office:value-type="float" office:value="1712" table:style-name="ce15">
            <text:p>1,712</text:p>
          </table:table-cell>
          <table:table-cell office:value-type="float" office:value="12067" table:style-name="ce15">
            <text:p>12,067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滙豐(台灣)商業銀行</text:p>
          </table:table-cell>
          <table:table-cell office:value-type="float" office:value="648948" table:style-name="ce15">
            <text:p>648,948</text:p>
          </table:table-cell>
          <table:table-cell office:value-type="float" office:value="434465" table:style-name="ce15">
            <text:p>434,465</text:p>
          </table:table-cell>
          <table:table-cell office:value-type="float" office:value="8311" table:style-name="ce15">
            <text:p>8,311</text:p>
          </table:table-cell>
          <table:table-cell office:value-type="float" office:value="5011" table:style-name="ce15">
            <text:p>5,011</text:p>
          </table:table-cell>
          <table:table-cell office:value-type="float" office:value="1748890" table:style-name="ce15">
            <text:p>1,748,890</text:p>
          </table:table-cell>
          <table:table-cell office:value-type="float" office:value="1354241" table:style-name="ce15">
            <text:p>1,354,241</text:p>
          </table:table-cell>
          <table:table-cell office:value-type="float" office:value="5548140" table:style-name="ce15">
            <text:p>5,548,140</text:p>
          </table:table-cell>
          <table:table-cell office:value-type="float" office:value="17662" table:style-name="ce15">
            <text:p>17,662</text:p>
          </table:table-cell>
          <table:table-cell office:value-type="float" office:value="0.16" table:style-name="ce16">
            <text:p>0.16</text:p>
          </table:table-cell>
          <table:table-cell office:value-type="float" office:value="0" table:style-name="ce16">
            <text:p>0.00</text:p>
          </table:table-cell>
          <table:table-cell office:value-type="float" office:value="2155.13" table:style-name="ce16">
            <text:p>2,155.13</text:p>
          </table:table-cell>
          <table:table-cell office:value-type="float" office:value="4224" table:style-name="ce15">
            <text:p>4,224</text:p>
          </table:table-cell>
          <table:table-cell office:value-type="float" office:value="34522" table:style-name="ce15">
            <text:p>34,52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華泰商業銀行</text:p>
          </table:table-cell>
          <table:table-cell office:value-type="float" office:value="9040" table:style-name="ce15">
            <text:p>9,040</text:p>
          </table:table-cell>
          <table:table-cell office:value-type="float" office:value="4905" table:style-name="ce15">
            <text:p>4,905</text:p>
          </table:table-cell>
          <table:table-cell office:value-type="float" office:value="10" table:style-name="ce15">
            <text:p>10</text:p>
          </table:table-cell>
          <table:table-cell office:value-type="float" office:value="12" table:style-name="ce15">
            <text:p>12</text:p>
          </table:table-cell>
          <table:table-cell office:value-type="float" office:value="7867" table:style-name="ce15">
            <text:p>7,867</text:p>
          </table:table-cell>
          <table:table-cell office:value-type="float" office:value="2025" table:style-name="ce15">
            <text:p>2,025</text:p>
          </table:table-cell>
          <table:table-cell office:value-type="float" office:value="39032" table:style-name="ce15">
            <text:p>39,032</text:p>
          </table:table-cell>
          <table:table-cell office:value-type="float" office:value="0" table:style-name="ce15">
            <text:p>0</text:p>
          </table:table-cell>
          <table:table-cell office:value-type="float" office:value="0.56000000000000005" table:style-name="ce16">
            <text:p>0.56</text:p>
          </table:table-cell>
          <table:table-cell office:value-type="float" office:value="0.1" table:style-name="ce16">
            <text:p>0.10</text:p>
          </table:table-cell>
          <table:table-cell office:value-type="float" office:value="559.6" table:style-name="ce16">
            <text:p>559.60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臺灣新光商業銀行</text:p>
          </table:table-cell>
          <table:table-cell office:value-type="float" office:value="1046914" table:style-name="ce15">
            <text:p>1,046,914</text:p>
          </table:table-cell>
          <table:table-cell office:value-type="float" office:value="628193" table:style-name="ce15">
            <text:p>628,193</text:p>
          </table:table-cell>
          <table:table-cell office:value-type="float" office:value="9113" table:style-name="ce15">
            <text:p>9,113</text:p>
          </table:table-cell>
          <table:table-cell office:value-type="float" office:value="6854" table:style-name="ce15">
            <text:p>6,854</text:p>
          </table:table-cell>
          <table:table-cell office:value-type="float" office:value="1540661" table:style-name="ce15">
            <text:p>1,540,661</text:p>
          </table:table-cell>
          <table:table-cell office:value-type="float" office:value="2317265" table:style-name="ce15">
            <text:p>2,317,265</text:p>
          </table:table-cell>
          <table:table-cell office:value-type="float" office:value="3840705" table:style-name="ce15">
            <text:p>3,840,705</text:p>
          </table:table-cell>
          <table:table-cell office:value-type="float" office:value="5382" table:style-name="ce15">
            <text:p>5,382</text:p>
          </table:table-cell>
          <table:table-cell office:value-type="float" office:value="0.15" table:style-name="ce16">
            <text:p>0.15</text:p>
          </table:table-cell>
          <table:table-cell office:value-type="float" office:value="0" table:style-name="ce16">
            <text:p>0.00</text:p>
          </table:table-cell>
          <table:table-cell office:value-type="float" office:value="280.07" table:style-name="ce16">
            <text:p>280.07</text:p>
          </table:table-cell>
          <table:table-cell office:value-type="float" office:value="8134" table:style-name="ce15">
            <text:p>8,134</text:p>
          </table:table-cell>
          <table:table-cell office:value-type="float" office:value="41229" table:style-name="ce15">
            <text:p>41,22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陽信商業銀行</text:p>
          </table:table-cell>
          <table:table-cell office:value-type="float" office:value="113717" table:style-name="ce15">
            <text:p>113,717</text:p>
          </table:table-cell>
          <table:table-cell office:value-type="float" office:value="56163" table:style-name="ce15">
            <text:p>56,163</text:p>
          </table:table-cell>
          <table:table-cell office:value-type="float" office:value="994" table:style-name="ce15">
            <text:p>994</text:p>
          </table:table-cell>
          <table:table-cell office:value-type="float" office:value="813" table:style-name="ce15">
            <text:p>813</text:p>
          </table:table-cell>
          <table:table-cell office:value-type="float" office:value="167116" table:style-name="ce15">
            <text:p>167,116</text:p>
          </table:table-cell>
          <table:table-cell office:value-type="float" office:value="103080" table:style-name="ce15">
            <text:p>103,080</text:p>
          </table:table-cell>
          <table:table-cell office:value-type="float" office:value="369241" table:style-name="ce15">
            <text:p>369,241</text:p>
          </table:table-cell>
          <table:table-cell office:value-type="float" office:value="92" table:style-name="ce15">
            <text:p>92</text:p>
          </table:table-cell>
          <table:table-cell office:value-type="float" office:value="0.24" table:style-name="ce16">
            <text:p>0.24</text:p>
          </table:table-cell>
          <table:table-cell office:value-type="float" office:value="0.01" table:style-name="ce16">
            <text:p>0.01</text:p>
          </table:table-cell>
          <table:table-cell office:value-type="float" office:value="466.05" table:style-name="ce16">
            <text:p>466.05</text:p>
          </table:table-cell>
          <table:table-cell office:value-type="float" office:value="2703" table:style-name="ce15">
            <text:p>2,703</text:p>
          </table:table-cell>
          <table:table-cell office:value-type="float" office:value="7813" table:style-name="ce15">
            <text:p>7,81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三信商業銀行</text:p>
          </table:table-cell>
          <table:table-cell office:value-type="float" office:value="18514" table:style-name="ce15">
            <text:p>18,514</text:p>
          </table:table-cell>
          <table:table-cell office:value-type="float" office:value="12016" table:style-name="ce15">
            <text:p>12,016</text:p>
          </table:table-cell>
          <table:table-cell office:value-type="float" office:value="314" table:style-name="ce15">
            <text:p>314</text:p>
          </table:table-cell>
          <table:table-cell office:value-type="float" office:value="53" table:style-name="ce15">
            <text:p>53</text:p>
          </table:table-cell>
          <table:table-cell office:value-type="float" office:value="19842" table:style-name="ce15">
            <text:p>19,842</text:p>
          </table:table-cell>
          <table:table-cell office:value-type="float" office:value="15841" table:style-name="ce15">
            <text:p>15,841</text:p>
          </table:table-cell>
          <table:table-cell office:value-type="float" office:value="121464" table:style-name="ce15">
            <text:p>121,464</text:p>
          </table:table-cell>
          <table:table-cell office:value-type="float" office:value="32" table:style-name="ce15">
            <text:p>32</text:p>
          </table:table-cell>
          <table:table-cell office:value-type="float" office:value="0.09" table:style-name="ce16">
            <text:p>0.09</text:p>
          </table:table-cell>
          <table:table-cell office:value-type="float" office:value="0" table:style-name="ce16">
            <text:p>0.00</text:p>
          </table:table-cell>
          <table:table-cell office:value-type="float" office:value="3737.63" table:style-name="ce16">
            <text:p>3,737.63</text:p>
          </table:table-cell>
          <table:table-cell office:value-type="float" office:value="97" table:style-name="ce15">
            <text:p>97</text:p>
          </table:table-cell>
          <table:table-cell office:value-type="float" office:value="370" table:style-name="ce15">
            <text:p>37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聯邦商業銀行</text:p>
          </table:table-cell>
          <table:table-cell office:value-type="float" office:value="2364561" table:style-name="ce15">
            <text:p>2,364,561</text:p>
          </table:table-cell>
          <table:table-cell office:value-type="float" office:value="1346989" table:style-name="ce15">
            <text:p>1,346,989</text:p>
          </table:table-cell>
          <table:table-cell office:value-type="float" office:value="24803" table:style-name="ce15">
            <text:p>24,803</text:p>
          </table:table-cell>
          <table:table-cell office:value-type="float" office:value="16438" table:style-name="ce15">
            <text:p>16,438</text:p>
          </table:table-cell>
          <table:table-cell office:value-type="float" office:value="5441001" table:style-name="ce15">
            <text:p>5,441,001</text:p>
          </table:table-cell>
          <table:table-cell office:value-type="float" office:value="4854295" table:style-name="ce15">
            <text:p>4,854,295</text:p>
          </table:table-cell>
          <table:table-cell office:value-type="float" office:value="9739172" table:style-name="ce15">
            <text:p>9,739,172</text:p>
          </table:table-cell>
          <table:table-cell office:value-type="float" office:value="40122" table:style-name="ce15">
            <text:p>40,122</text:p>
          </table:table-cell>
          <table:table-cell office:value-type="float" office:value="0.12" table:style-name="ce16">
            <text:p>0.12</text:p>
          </table:table-cell>
          <table:table-cell office:value-type="float" office:value="0" table:style-name="ce16">
            <text:p>0.00</text:p>
          </table:table-cell>
          <table:table-cell office:value-type="float" office:value="171.85" table:style-name="ce16">
            <text:p>171.85</text:p>
          </table:table-cell>
          <table:table-cell office:value-type="float" office:value="9986" table:style-name="ce15">
            <text:p>9,986</text:p>
          </table:table-cell>
          <table:table-cell office:value-type="float" office:value="104420" table:style-name="ce15">
            <text:p>104,42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遠東國際商業銀行</text:p>
          </table:table-cell>
          <table:table-cell office:value-type="float" office:value="1573177" table:style-name="ce15">
            <text:p>1,573,177</text:p>
          </table:table-cell>
          <table:table-cell office:value-type="float" office:value="976594" table:style-name="ce15">
            <text:p>976,594</text:p>
          </table:table-cell>
          <table:table-cell office:value-type="float" office:value="12953" table:style-name="ce15">
            <text:p>12,953</text:p>
          </table:table-cell>
          <table:table-cell office:value-type="float" office:value="11162" table:style-name="ce15">
            <text:p>11,162</text:p>
          </table:table-cell>
          <table:table-cell office:value-type="float" office:value="3638230" table:style-name="ce15">
            <text:p>3,638,230</text:p>
          </table:table-cell>
          <table:table-cell office:value-type="float" office:value="4308763" table:style-name="ce15">
            <text:p>4,308,763</text:p>
          </table:table-cell>
          <table:table-cell office:value-type="float" office:value="4072297" table:style-name="ce15">
            <text:p>4,072,297</text:p>
          </table:table-cell>
          <table:table-cell office:value-type="float" office:value="98993" table:style-name="ce15">
            <text:p>98,993</text:p>
          </table:table-cell>
          <table:table-cell office:value-type="float" office:value="0.31" table:style-name="ce16">
            <text:p>0.31</text:p>
          </table:table-cell>
          <table:table-cell office:value-type="float" office:value="0.09" table:style-name="ce16">
            <text:p>0.09</text:p>
          </table:table-cell>
          <table:table-cell office:value-type="float" office:value="105.4" table:style-name="ce16">
            <text:p>105.40</text:p>
          </table:table-cell>
          <table:table-cell office:value-type="float" office:value="9807" table:style-name="ce15">
            <text:p>9,807</text:p>
          </table:table-cell>
          <table:table-cell office:value-type="float" office:value="86182" table:style-name="ce15">
            <text:p>86,18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元大商業銀行</text:p>
          </table:table-cell>
          <table:table-cell office:value-type="float" office:value="1184542" table:style-name="ce15">
            <text:p>1,184,542</text:p>
          </table:table-cell>
          <table:table-cell office:value-type="float" office:value="549411" table:style-name="ce15">
            <text:p>549,411</text:p>
          </table:table-cell>
          <table:table-cell office:value-type="float" office:value="4403" table:style-name="ce15">
            <text:p>4,403</text:p>
          </table:table-cell>
          <table:table-cell office:value-type="float" office:value="5195" table:style-name="ce15">
            <text:p>5,195</text:p>
          </table:table-cell>
          <table:table-cell office:value-type="float" office:value="1208308" table:style-name="ce15">
            <text:p>1,208,308</text:p>
          </table:table-cell>
          <table:table-cell office:value-type="float" office:value="3109770" table:style-name="ce15">
            <text:p>3,109,770</text:p>
          </table:table-cell>
          <table:table-cell office:value-type="float" office:value="4217521" table:style-name="ce15">
            <text:p>4,217,521</text:p>
          </table:table-cell>
          <table:table-cell office:value-type="float" office:value="18835" table:style-name="ce15">
            <text:p>18,835</text:p>
          </table:table-cell>
          <table:table-cell office:value-type="float" office:value="0.08" table:style-name="ce16">
            <text:p>0.08</text:p>
          </table:table-cell>
          <table:table-cell office:value-type="float" office:value="0" table:style-name="ce16">
            <text:p>0.00</text:p>
          </table:table-cell>
          <table:table-cell office:value-type="float" office:value="794.49" table:style-name="ce16">
            <text:p>794.49</text:p>
          </table:table-cell>
          <table:table-cell office:value-type="float" office:value="3296" table:style-name="ce15">
            <text:p>3,296</text:p>
          </table:table-cell>
          <table:table-cell office:value-type="float" office:value="30308" table:style-name="ce15">
            <text:p>30,308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永豐商業銀行</text:p>
          </table:table-cell>
          <table:table-cell office:value-type="float" office:value="2254989" table:style-name="ce15">
            <text:p>2,254,989</text:p>
          </table:table-cell>
          <table:table-cell office:value-type="float" office:value="1209642" table:style-name="ce15">
            <text:p>1,209,642</text:p>
          </table:table-cell>
          <table:table-cell office:value-type="float" office:value="14479" table:style-name="ce15">
            <text:p>14,479</text:p>
          </table:table-cell>
          <table:table-cell office:value-type="float" office:value="5884" table:style-name="ce15">
            <text:p>5,884</text:p>
          </table:table-cell>
          <table:table-cell office:value-type="float" office:value="3896642" table:style-name="ce15">
            <text:p>3,896,642</text:p>
          </table:table-cell>
          <table:table-cell office:value-type="float" office:value="5392265" table:style-name="ce15">
            <text:p>5,392,265</text:p>
          </table:table-cell>
          <table:table-cell office:value-type="float" office:value="10452227" table:style-name="ce15">
            <text:p>10,452,227</text:p>
          </table:table-cell>
          <table:table-cell office:value-type="float" office:value="74796" table:style-name="ce15">
            <text:p>74,796</text:p>
          </table:table-cell>
          <table:table-cell office:value-type="float" office:value="0.12" table:style-name="ce16">
            <text:p>0.12</text:p>
          </table:table-cell>
          <table:table-cell office:value-type="float" office:value="0" table:style-name="ce16">
            <text:p>0.00</text:p>
          </table:table-cell>
          <table:table-cell office:value-type="float" office:value="826.08" table:style-name="ce16">
            <text:p>826.08</text:p>
          </table:table-cell>
          <table:table-cell office:value-type="float" office:value="8311" table:style-name="ce15">
            <text:p>8,311</text:p>
          </table:table-cell>
          <table:table-cell office:value-type="float" office:value="91019" table:style-name="ce15">
            <text:p>91,01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玉山商業銀行</text:p>
          </table:table-cell>
          <table:table-cell office:value-type="float" office:value="6831706" table:style-name="ce15">
            <text:p>6,831,706</text:p>
          </table:table-cell>
          <table:table-cell office:value-type="float" office:value="4606574" table:style-name="ce15">
            <text:p>4,606,574</text:p>
          </table:table-cell>
          <table:table-cell office:value-type="float" office:value="50998" table:style-name="ce15">
            <text:p>50,998</text:p>
          </table:table-cell>
          <table:table-cell office:value-type="float" office:value="22036" table:style-name="ce15">
            <text:p>22,036</text:p>
          </table:table-cell>
          <table:table-cell office:value-type="float" office:value="12844463" table:style-name="ce15">
            <text:p>12,844,463</text:p>
          </table:table-cell>
          <table:table-cell office:value-type="float" office:value="28696290" table:style-name="ce15">
            <text:p>28,696,290</text:p>
          </table:table-cell>
          <table:table-cell office:value-type="float" office:value="37997728" table:style-name="ce15">
            <text:p>37,997,728</text:p>
          </table:table-cell>
          <table:table-cell office:value-type="float" office:value="253010" table:style-name="ce15">
            <text:p>253,010</text:p>
          </table:table-cell>
          <table:table-cell office:value-type="float" office:value="0.13" table:style-name="ce16">
            <text:p>0.13</text:p>
          </table:table-cell>
          <table:table-cell office:value-type="float" office:value="0" table:style-name="ce16">
            <text:p>0.00</text:p>
          </table:table-cell>
          <table:table-cell office:value-type="float" office:value="612.21" table:style-name="ce16">
            <text:p>612.21</text:p>
          </table:table-cell>
          <table:table-cell office:value-type="float" office:value="34830" table:style-name="ce15">
            <text:p>34,830</text:p>
          </table:table-cell>
          <table:table-cell office:value-type="float" office:value="343569" table:style-name="ce15">
            <text:p>343,56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凱基商業銀行</text:p>
          </table:table-cell>
          <table:table-cell office:value-type="float" office:value="384039" table:style-name="ce15">
            <text:p>384,039</text:p>
          </table:table-cell>
          <table:table-cell office:value-type="float" office:value="190021" table:style-name="ce15">
            <text:p>190,021</text:p>
          </table:table-cell>
          <table:table-cell office:value-type="float" office:value="2596" table:style-name="ce15">
            <text:p>2,596</text:p>
          </table:table-cell>
          <table:table-cell office:value-type="float" office:value="2144" table:style-name="ce15">
            <text:p>2,144</text:p>
          </table:table-cell>
          <table:table-cell office:value-type="float" office:value="1123439" table:style-name="ce15">
            <text:p>1,123,439</text:p>
          </table:table-cell>
          <table:table-cell office:value-type="float" office:value="1001550" table:style-name="ce15">
            <text:p>1,001,550</text:p>
          </table:table-cell>
          <table:table-cell office:value-type="float" office:value="1035099" table:style-name="ce15">
            <text:p>1,035,099</text:p>
          </table:table-cell>
          <table:table-cell office:value-type="float" office:value="5997" table:style-name="ce15">
            <text:p>5,997</text:p>
          </table:table-cell>
          <table:table-cell office:value-type="float" office:value="0.78" table:style-name="ce16">
            <text:p>0.78</text:p>
          </table:table-cell>
          <table:table-cell office:value-type="float" office:value="0.5" table:style-name="ce16">
            <text:p>0.50</text:p>
          </table:table-cell>
          <table:table-cell office:value-type="float" office:value="153.80000000000001" table:style-name="ce16">
            <text:p>153.80</text:p>
          </table:table-cell>
          <table:table-cell office:value-type="float" office:value="6822" table:style-name="ce15">
            <text:p>6,822</text:p>
          </table:table-cell>
          <table:table-cell office:value-type="float" office:value="54342" table:style-name="ce15">
            <text:p>54,34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星展(台灣)商業銀行</text:p>
          </table:table-cell>
          <table:table-cell office:value-type="float" office:value="645604" table:style-name="ce15">
            <text:p>645,604</text:p>
          </table:table-cell>
          <table:table-cell office:value-type="float" office:value="328041" table:style-name="ce15">
            <text:p>328,041</text:p>
          </table:table-cell>
          <table:table-cell office:value-type="float" office:value="4597" table:style-name="ce15">
            <text:p>4,597</text:p>
          </table:table-cell>
          <table:table-cell office:value-type="float" office:value="3310" table:style-name="ce15">
            <text:p>3,310</text:p>
          </table:table-cell>
          <table:table-cell office:value-type="float" office:value="1255712" table:style-name="ce15">
            <text:p>1,255,712</text:p>
          </table:table-cell>
          <table:table-cell office:value-type="float" office:value="2314888" table:style-name="ce15">
            <text:p>2,314,888</text:p>
          </table:table-cell>
          <table:table-cell office:value-type="float" office:value="3357488" table:style-name="ce15">
            <text:p>3,357,488</text:p>
          </table:table-cell>
          <table:table-cell office:value-type="float" office:value="21999" table:style-name="ce15">
            <text:p>21,999</text:p>
          </table:table-cell>
          <table:table-cell office:value-type="float" office:value="0.44" table:style-name="ce16">
            <text:p>0.44</text:p>
          </table:table-cell>
          <table:table-cell office:value-type="float" office:value="0" table:style-name="ce16">
            <text:p>0.00</text:p>
          </table:table-cell>
          <table:table-cell office:value-type="float" office:value="537.11" table:style-name="ce16">
            <text:p>537.11</text:p>
          </table:table-cell>
          <table:table-cell office:value-type="float" office:value="9985" table:style-name="ce15">
            <text:p>9,985</text:p>
          </table:table-cell>
          <table:table-cell office:value-type="float" office:value="90252" table:style-name="ce15">
            <text:p>90,25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台新國際商業銀行</text:p>
          </table:table-cell>
          <table:table-cell office:value-type="float" office:value="6246793" table:style-name="ce15">
            <text:p>6,246,793</text:p>
          </table:table-cell>
          <table:table-cell office:value-type="float" office:value="4162487" table:style-name="ce15">
            <text:p>4,162,487</text:p>
          </table:table-cell>
          <table:table-cell office:value-type="float" office:value="54345" table:style-name="ce15">
            <text:p>54,345</text:p>
          </table:table-cell>
          <table:table-cell office:value-type="float" office:value="30535" table:style-name="ce15">
            <text:p>30,535</text:p>
          </table:table-cell>
          <table:table-cell office:value-type="float" office:value="9939653" table:style-name="ce15">
            <text:p>9,939,653</text:p>
          </table:table-cell>
          <table:table-cell office:value-type="float" office:value="22636106" table:style-name="ce15">
            <text:p>22,636,106</text:p>
          </table:table-cell>
          <table:table-cell office:value-type="float" office:value="30031850" table:style-name="ce15">
            <text:p>30,031,850</text:p>
          </table:table-cell>
          <table:table-cell office:value-type="float" office:value="136746" table:style-name="ce15">
            <text:p>136,746</text:p>
          </table:table-cell>
          <table:table-cell office:value-type="float" office:value="0.13" table:style-name="ce16">
            <text:p>0.13</text:p>
          </table:table-cell>
          <table:table-cell office:value-type="float" office:value="0.01" table:style-name="ce16">
            <text:p>0.01</text:p>
          </table:table-cell>
          <table:table-cell office:value-type="float" office:value="1051.48" table:style-name="ce16">
            <text:p>1,051.48</text:p>
          </table:table-cell>
          <table:table-cell office:value-type="float" office:value="24274" table:style-name="ce15">
            <text:p>24,274</text:p>
          </table:table-cell>
          <table:table-cell office:value-type="float" office:value="166487" table:style-name="ce15">
            <text:p>166,487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日盛國際商業銀行</text:p>
          </table:table-cell>
          <table:table-cell office:value-type="float" office:value="135035" table:style-name="ce15">
            <text:p>135,035</text:p>
          </table:table-cell>
          <table:table-cell office:value-type="float" office:value="79018" table:style-name="ce15">
            <text:p>79,018</text:p>
          </table:table-cell>
          <table:table-cell office:value-type="float" office:value="105" table:style-name="ce15">
            <text:p>105</text:p>
          </table:table-cell>
          <table:table-cell office:value-type="float" office:value="611" table:style-name="ce15">
            <text:p>611</text:p>
          </table:table-cell>
          <table:table-cell office:value-type="float" office:value="219053" table:style-name="ce15">
            <text:p>219,053</text:p>
          </table:table-cell>
          <table:table-cell office:value-type="float" office:value="53561" table:style-name="ce15">
            <text:p>53,561</text:p>
          </table:table-cell>
          <table:table-cell office:value-type="float" office:value="248456" table:style-name="ce15">
            <text:p>248,456</text:p>
          </table:table-cell>
          <table:table-cell office:value-type="float" office:value="801" table:style-name="ce15">
            <text:p>801</text:p>
          </table:table-cell>
          <table:table-cell office:value-type="float" office:value="0.16" table:style-name="ce16">
            <text:p>0.16</text:p>
          </table:table-cell>
          <table:table-cell office:value-type="float" office:value="0" table:style-name="ce16">
            <text:p>0.00</text:p>
          </table:table-cell>
          <table:table-cell office:value-type="float" office:value="1078.8399999999999" table:style-name="ce16">
            <text:p>1,078.84</text:p>
          </table:table-cell>
          <table:table-cell office:value-type="float" office:value="752" table:style-name="ce15">
            <text:p>752</text:p>
          </table:table-cell>
          <table:table-cell office:value-type="float" office:value="3768" table:style-name="ce15">
            <text:p>3,768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安泰商業銀行</text:p>
          </table:table-cell>
          <table:table-cell office:value-type="float" office:value="123331" table:style-name="ce15">
            <text:p>123,331</text:p>
          </table:table-cell>
          <table:table-cell office:value-type="float" office:value="53450" table:style-name="ce15">
            <text:p>53,450</text:p>
          </table:table-cell>
          <table:table-cell office:value-type="float" office:value="391" table:style-name="ce15">
            <text:p>391</text:p>
          </table:table-cell>
          <table:table-cell office:value-type="float" office:value="515" table:style-name="ce15">
            <text:p>515</text:p>
          </table:table-cell>
          <table:table-cell office:value-type="float" office:value="174796" table:style-name="ce15">
            <text:p>174,796</text:p>
          </table:table-cell>
          <table:table-cell office:value-type="float" office:value="1146215" table:style-name="ce15">
            <text:p>1,146,215</text:p>
          </table:table-cell>
          <table:table-cell office:value-type="float" office:value="348013" table:style-name="ce15">
            <text:p>348,013</text:p>
          </table:table-cell>
          <table:table-cell office:value-type="float" office:value="303" table:style-name="ce15">
            <text:p>303</text:p>
          </table:table-cell>
          <table:table-cell office:value-type="float" office:value="0.26" table:style-name="ce16">
            <text:p>0.26</text:p>
          </table:table-cell>
          <table:table-cell office:value-type="float" office:value="0.12" table:style-name="ce16">
            <text:p>0.12</text:p>
          </table:table-cell>
          <table:table-cell office:value-type="float" office:value="390.87" table:style-name="ce16">
            <text:p>390.87</text:p>
          </table:table-cell>
          <table:table-cell office:value-type="float" office:value="0" table:style-name="ce15">
            <text:p>0</text:p>
          </table:table-cell>
          <table:table-cell office:value-type="float" office:value="3739" table:style-name="ce15">
            <text:p>3,73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中國信託商業銀行</text:p>
          </table:table-cell>
          <table:table-cell office:value-type="float" office:value="8325624" table:style-name="ce15">
            <text:p>8,325,624</text:p>
          </table:table-cell>
          <table:table-cell office:value-type="float" office:value="5183773" table:style-name="ce15">
            <text:p>5,183,773</text:p>
          </table:table-cell>
          <table:table-cell office:value-type="float" office:value="102096" table:style-name="ce15">
            <text:p>102,096</text:p>
          </table:table-cell>
          <table:table-cell office:value-type="float" office:value="43923" table:style-name="ce15">
            <text:p>43,923</text:p>
          </table:table-cell>
          <table:table-cell office:value-type="float" office:value="15441695" table:style-name="ce15">
            <text:p>15,441,695</text:p>
          </table:table-cell>
          <table:table-cell office:value-type="float" office:value="34617176" table:style-name="ce15">
            <text:p>34,617,176</text:p>
          </table:table-cell>
          <table:table-cell office:value-type="float" office:value="45859374" table:style-name="ce15">
            <text:p>45,859,374</text:p>
          </table:table-cell>
          <table:table-cell office:value-type="float" office:value="586892" table:style-name="ce15">
            <text:p>586,892</text:p>
          </table:table-cell>
          <table:table-cell office:value-type="float" office:value="0.1" table:style-name="ce16">
            <text:p>0.10</text:p>
          </table:table-cell>
          <table:table-cell office:value-type="float" office:value="0" table:style-name="ce16">
            <text:p>0.00</text:p>
          </table:table-cell>
          <table:table-cell office:value-type="float" office:value="415.06" table:style-name="ce16">
            <text:p>415.06</text:p>
          </table:table-cell>
          <table:table-cell office:value-type="float" office:value="61345" table:style-name="ce15">
            <text:p>61,345</text:p>
          </table:table-cell>
          <table:table-cell office:value-type="float" office:value="509606" table:style-name="ce15">
            <text:p>509,606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台灣樂天信用卡股份有限公司</text:p>
          </table:table-cell>
          <table:table-cell office:value-type="float" office:value="599241" table:style-name="ce15">
            <text:p>599,241</text:p>
          </table:table-cell>
          <table:table-cell office:value-type="float" office:value="185788" table:style-name="ce15">
            <text:p>185,788</text:p>
          </table:table-cell>
          <table:table-cell office:value-type="float" office:value="2590" table:style-name="ce15">
            <text:p>2,590</text:p>
          </table:table-cell>
          <table:table-cell office:value-type="float" office:value="5487" table:style-name="ce15">
            <text:p>5,487</text:p>
          </table:table-cell>
          <table:table-cell office:value-type="float" office:value="556693" table:style-name="ce15">
            <text:p>556,693</text:p>
          </table:table-cell>
          <table:table-cell office:value-type="float" office:value="684176" table:style-name="ce15">
            <text:p>684,176</text:p>
          </table:table-cell>
          <table:table-cell office:value-type="float" office:value="740752" table:style-name="ce15">
            <text:p>740,752</text:p>
          </table:table-cell>
          <table:table-cell office:value-type="float" office:value="4998" table:style-name="ce15">
            <text:p>4,998</text:p>
          </table:table-cell>
          <table:table-cell office:value-type="float" office:value="2.23" table:style-name="ce16">
            <text:p>2.23</text:p>
          </table:table-cell>
          <table:table-cell office:value-type="float" office:value="1.1499999999999999" table:style-name="ce16">
            <text:p>1.15</text:p>
          </table:table-cell>
          <table:table-cell office:value-type="float" office:value="122.24" table:style-name="ce16">
            <text:p>122.24</text:p>
          </table:table-cell>
          <table:table-cell office:value-type="float" office:value="749" table:style-name="ce15">
            <text:p>749</text:p>
          </table:table-cell>
          <table:table-cell office:value-type="float" office:value="7208" table:style-name="ce15">
            <text:p>7,208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台灣美國運通國際(股)公司</text:p>
          </table:table-cell>
          <table:table-cell office:value-type="float" office:value="174794" table:style-name="ce15">
            <text:p>174,794</text:p>
          </table:table-cell>
          <table:table-cell office:value-type="float" office:value="104077" table:style-name="ce15">
            <text:p>104,077</text:p>
          </table:table-cell>
          <table:table-cell office:value-type="float" office:value="3491" table:style-name="ce15">
            <text:p>3,491</text:p>
          </table:table-cell>
          <table:table-cell office:value-type="float" office:value="3060" table:style-name="ce15">
            <text:p>3,060</text:p>
          </table:table-cell>
          <table:table-cell office:value-type="float" office:value="241752" table:style-name="ce15">
            <text:p>241,752</text:p>
          </table:table-cell>
          <table:table-cell office:value-type="float" office:value="0" table:style-name="ce15">
            <text:p>0</text:p>
          </table:table-cell>
          <table:table-cell office:value-type="float" office:value="4205481" table:style-name="ce15">
            <text:p>4,205,481</text:p>
          </table:table-cell>
          <table:table-cell office:value-type="float" office:value="1001" table:style-name="ce15">
            <text:p>1,001</text:p>
          </table:table-cell>
          <table:table-cell office:value-type="float" office:value="0.19" table:style-name="ce16">
            <text:p>0.19</text:p>
          </table:table-cell>
          <table:table-cell office:value-type="float" office:value="0" table:style-name="ce16">
            <text:p>0.00</text:p>
          </table:table-cell>
          <table:table-cell office:value-type="float" office:value="698.09" table:style-name="ce16">
            <text:p>698.09</text:p>
          </table:table-cell>
          <table:table-cell office:value-type="float" office:value="2419" table:style-name="ce15">
            <text:p>2,419</text:p>
          </table:table-cell>
          <table:table-cell office:value-type="float" office:value="22396" table:style-name="ce15">
            <text:p>22,396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4">
            <text:p>總計</text:p>
          </table:table-cell>
          <table:table-cell office:value-type="float" office:value="54634348" table:style-name="ce15">
            <text:p>54,634,348</text:p>
          </table:table-cell>
          <table:table-cell office:value-type="float" office:value="34742649" table:style-name="ce15">
            <text:p>34,742,649</text:p>
          </table:table-cell>
          <table:table-cell office:value-type="float" office:value="491259" table:style-name="ce15">
            <text:p>491,259</text:p>
          </table:table-cell>
          <table:table-cell office:value-type="float" office:value="282562" table:style-name="ce15">
            <text:p>282,562</text:p>
          </table:table-cell>
          <table:table-cell office:value-type="float" office:value="102131832" table:style-name="ce15">
            <text:p>102,131,832</text:p>
          </table:table-cell>
          <table:table-cell office:value-type="float" office:value="189761189" table:style-name="ce15">
            <text:p>189,761,189</text:p>
          </table:table-cell>
          <table:table-cell office:value-type="float" office:value="282133992" table:style-name="ce15">
            <text:p>282,133,992</text:p>
          </table:table-cell>
          <table:table-cell office:value-type="float" office:value="1724761" table:style-name="ce15">
            <text:p>1,724,761</text:p>
          </table:table-cell>
          <table:table-cell office:value-type="float" office:value="0.15178725991991326" table:style-name="ce16">
            <text:p>0.15</text:p>
          </table:table-cell>
          <table:table-cell office:value-type="float" office:value="0.02" table:style-name="ce16">
            <text:p>0.02</text:p>
          </table:table-cell>
          <table:table-cell office:value-type="float" office:value="542.75231178728882" table:style-name="ce16">
            <text:p>542.75</text:p>
          </table:table-cell>
          <table:table-cell office:value-type="float" office:value="321089" table:style-name="ce15">
            <text:p>321,089</text:p>
          </table:table-cell>
          <table:table-cell office:value-type="float" office:value="2643755" table:style-name="ce15">
            <text:p>2,643,755</text:p>
          </table:table-cell>
          <table:table-cell table:number-columns-repeated="16370" table:style-name="ce13"/>
        </table:table-row>
        <table:table-row table:style-name="ro3">
          <table:table-cell table:number-columns-repeated="16384"/>
        </table:table-row>
        <table:table-row table:style-name="ro6">
          <table:table-cell office:value-type="string" table:style-name="ce17">
            <text:p>一、資料來源：各金融機構自行申報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二、揭露項目及認定標準：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3.當月發卡數：不含補發卡、續卡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4.當月停卡數：指新增停卡部分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7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style-name="ro6">
          <table:table-cell table:number-columns-repeated="16384" table:style-name="ce13"/>
        </table:table-row>
        <table:table-row table:number-rows-repeated="1048521" table:style-name="ro3">
          <table:table-cell table:number-columns-repeated="16384"/>
        </table:table-row>
        <table:named-expressions>
          <table:named-range table:name="外部資料_1" table:cell-range-address="11109_信用卡重要資訊揭露.$A$1:11109_信用卡重要資訊揭露.$N$23" table:base-cell-address="11109_信用卡重要資訊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portrait" style:print-page-order="ttb" style:first-page-number="continue" style:scale-to="51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邱靖雯</meta:initial-creator>
    <dc:creator>邱靖雯</dc:creator>
    <meta:creation-date>2022-10-27T01:27:55Z</meta:creation-date>
    <dc:date>2022-10-27T02:19:57Z</dc:date>
    <meta:print-date>2022-10-27T02:19:12Z</meta:print-date>
  </office:meta>
</office:document-meta>
</file>